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E7B1B5B6F1C6B06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484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598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5" style:family="paragraph" style:parent-style-name="Table_20_Contents">
      <style:text-properties fo:background-color="transparent"/>
    </style:style>
    <style:style style:name="P6" style:family="paragraph" style:parent-style-name="Table_20_Contents">
      <style:text-properties officeooo:rsid="000c4c6e" officeooo:paragraph-rsid="000c4c6e" fo:background-color="transparent"/>
    </style:style>
    <style:style style:name="P7" style:family="paragraph" style:parent-style-name="Table_20_Contents">
      <style:text-properties officeooo:rsid="000c4c6e" officeooo:paragraph-rsid="000c4c6e"/>
    </style:style>
    <style:style style:name="P8" style:family="paragraph" style:parent-style-name="Table_20_Contents">
      <style:text-properties fo:font-weight="bold" officeooo:rsid="001a5680" officeooo:paragraph-rsid="000deac6" style:font-weight-asian="bold" style:font-weight-complex="bold"/>
    </style:style>
    <style:style style:name="P9" style:family="paragraph" style:parent-style-name="Table_20_Contents">
      <style:text-properties officeooo:paragraph-rsid="000deac6"/>
    </style:style>
    <style:style style:name="P10" style:family="paragraph" style:parent-style-name="Standard">
      <style:text-properties officeooo:paragraph-rsid="000deac6"/>
    </style:style>
    <style:style style:name="P11" style:family="paragraph" style:parent-style-name="Text_20_body">
      <style:paragraph-properties fo:margin-top="0.499cm" fo:margin-bottom="0.499cm" loext:contextual-spacing="false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0c4c6e" officeooo:paragraph-rsid="000c4c6e" fo:background-color="transparent"/>
    </style:style>
    <style:style style:name="P12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0c4c6e" officeooo:paragraph-rsid="000c4c6e" fo:background-color="transparent"/>
    </style:style>
    <style:style style:name="P13" style:family="paragraph" style:parent-style-name="Standard" style:master-page-name="Standard">
      <style:paragraph-properties fo:text-align="end" style:justify-single-word="false" style:page-number="auto"/>
      <style:text-properties fo:background-color="transparent"/>
    </style:style>
    <style:style style:name="P14" style:family="paragraph" style:parent-style-name="Standard" style:list-style-name="L1">
      <style:text-properties officeooo:rsid="000cfa58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style:font-name="Liberation Sans1"/>
    </style:style>
    <style:style style:name="P16" style:family="paragraph" style:parent-style-name="Text_20_body" style:list-style-name="L2">
      <style:paragraph-properties fo:margin-top="0cm" fo:margin-bottom="0cm" loext:contextual-spacing="false"/>
      <style:text-properties officeooo:paragraph-rsid="000c4c6e"/>
    </style:style>
    <style:style style:name="P17" style:family="paragraph" style:parent-style-name="Text_20_body" style:list-style-name="L2">
      <style:paragraph-properties fo:margin-top="0cm" fo:margin-bottom="0cm" loext:contextual-spacing="false" fo:text-align="start" style:justify-single-word="false"/>
      <style:text-properties officeooo:paragraph-rsid="000d6559"/>
    </style:style>
    <style:style style:name="P18" style:family="paragraph" style:parent-style-name="Table_20_Contents">
      <style:text-properties officeooo:rsid="000c4c6e" officeooo:paragraph-rsid="000c4c6e" fo:background-color="transparent"/>
    </style:style>
    <style:style style:name="T1" style:family="text">
      <style:text-properties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0c4c6e" fo:background-color="transparent" loext:char-shading-value="0"/>
    </style:style>
    <style:style style:name="T6" style:family="text">
      <style:text-properties fo:font-weight="normal" fo:background-color="transparent" loext:char-shading-value="0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c4c6e"/>
    </style:style>
    <style:style style:name="T9" style:family="text">
      <style:text-properties officeooo:rsid="001d9b1c"/>
    </style:style>
    <style:style style:name="T10" style:family="text">
      <style:text-properties officeooo:rsid="0010efe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3">Zadavatel</text:span><text:span text:style-name="T6">:</text:span></text:p>
          </table:table-cell>
          <table:table-cell table:style-name="Tabulka1.A1" office:value-type="string">
            <text:p text:style-name="Table_20_Contents"><text:span text:style-name="T3">Česká pirátská strana</text:span><text:span text:style-name="T4">, </text:span><text:span text:style-name="T5">Administrativní odbor</text:span></text:p>
            <text:p text:style-name="P7"><text:span text:style-name="T4">kontakt: Mgr. Martin Kučera, </text:span><text:a xlink:type="simple" xlink:href="mailto:martin.kucera@pirati.cz" text:style-name="Internet_20_link" text:visited-style-name="Visited_20_Internet_20_Link"><text:span text:style-name="T4">martin.kucera@pirati.cz</text:span></text:a></text:p>
            <text:p text:style-name="P6">vedoucí administrativního odboru</text:p>
            <text:p text:style-name="P5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Dodavatel</text:span><text:span text:style-name="T6">:</text:span></text:p>
          </table:table-cell>
          <table:table-cell table:style-name="Tabulka1.A1" office:value-type="string">
            <text:p text:style-name="Table_20_Contents"><text:span text:style-name="T3">Vladislav Tobias Esner</text:span><text:span text:style-name="T4"> sídlo Varšavská 715/36, 120 00, Praha – Vinohrady, IČO: 730 15 601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Zadaný úkol</text:span><text:span text:style-name="T4">:</text:span></text:p>
          </table:table-cell>
          <table:table-cell table:style-name="Tabulka1.A1" office:value-type="string">
            <text:list xml:id="list8518450885986783145" text:style-name="L1">
              <text:list-item>
                <text:p text:style-name="P15">administrativní agenda celostátního vedení (administrativního odboru, personálního odboru...., republikového výboru)</text:p>
              </text:list-item>
              <text:list-item>
                <text:p text:style-name="P15">správa žádostí o proplacení,</text:p>
              </text:list-item>
              <text:list-item>
                <text:p text:style-name="P15">pomoc s vedením jednání a zápisy,</text:p>
              </text:list-item>
              <text:list-item>
                <text:p text:style-name="P15">přebírání a procesování papírové pošty, správa datové schránky, komunikace s vedením, digitalizace dokumentů,</text:p>
              </text:list-item>
              <text:list-item>
                <text:p text:style-name="P15">vkládání doručených smluv do registru smluv,</text:p>
              </text:list-item>
              <text:list-item>
                <text:p text:style-name="P15">spisová služba a správa a údržba fyzického archivu smluv, dokumentů apod.,</text:p>
              </text:list-item>
              <text:list-item>
                <text:p text:style-name="P15">aktualizace vnitrostranického webu,</text:p>
              </text:list-item>
              <text:list-item>
                <text:p text:style-name="P15">dokumentace postupů,</text:p>
              </text:list-item>
              <text:list-item>
                <text:p text:style-name="P14">a další dle potřeby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Smluvní typ</text:span><text:span text:style-name="T4">:</text:span></text:p>
          </table:table-cell>
          <table:table-cell table:style-name="Tabulka1.A1" office:value-type="string">
            <text:p text:style-name="P5">Příkazní smlouva na dobu <text:span text:style-name="T8">neurčitou</text:span></text:p>
            <text:p text:style-name="P10"/>
          </table:table-cell>
        </table:table-row>
        <table:table-row table:style-name="Tabulka1.1">
          <table:table-cell table:style-name="Tabulka1.A1" office:value-type="string">
            <text:p text:style-name="P8">Časová náročnost<text:span text:style-name="T7">:</text:span></text:p>
          </table:table-cell>
          <table:table-cell table:style-name="Tabulka1.A1" office:value-type="string">
            <text:p text:style-name="P9">Odhad: <text:span text:style-name="T9">20</text:span>h <text:span text:style-name="T9">týdně </text:span>(slovy: <text:span text:style-name="T9">dvacet</text:span>hodin)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Místo plnění</text:span><text:span text:style-name="T4">:</text:span></text:p>
          </table:table-cell>
          <table:table-cell table:style-name="Tabulka1.A1" office:value-type="string">
            <text:p text:style-name="P5">Praha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Odměna</text:span><text:span text:style-name="T4">:</text:span></text:p>
          </table:table-cell>
          <table:table-cell table:style-name="Tabulka1.A1" office:value-type="string">
            <text:list xml:id="list2082195079075635603" text:style-name="L2">
              <text:list-item>
                <text:p text:style-name="P16">paušální odměna za pohotovost: 1500 Kč měsíčně </text:p>
              </text:list-item>
              <text:list-item>
                <text:p text:style-name="P17">hodinová odměna: 97 Kč (= 8 115 Kč měsíčně)</text:p>
              </text:list-item>
              <text:list-item>
                <text:p text:style-name="P16">úkolová odměna: až 5 000 Kč měsíčně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Termín provedení</text:span><text:span text:style-name="T4">:</text:span></text:p>
          </table:table-cell>
          <table:table-cell table:style-name="Tabulka1.A1" office:value-type="string">
            <text:p text:style-name="P6">průběžný</text:p>
          </table:table-cell>
        </table:table-row>
      </table:table>
      <text:p text:style-name="P4"><text:span text:style-name="T4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4">https://www.pirati.cz/rules/ppu</text:span></text:span></text:a><text:span text:style-name="T4">&gt;, s nimiž se smluvní strany seznámily a zavazují se je dodržovat. Na důkaz seznámení se s podmínkami a uzavření smlouvy připojují smluvní strany své podpisy:</text:span></text:p>
      <text:p text:style-name="P11">V Praze 07.02.201<text:span text:style-name="T10">7</text:span></text:p>
      <text:p text:style-name="P12"/>
      <text:p text:style-name="P12">………………………………. <text:s text:c="49"/>…………………………………..</text:p>
      <text:p text:style-name="P12">Martin Kučera<text:tab/><text:tab/><text:tab/>Vladislav Tobias Esn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2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47cm" fo:margin-bottom="0.411cm" fo:margin-left="2.499cm" fo:margin-right="1.91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67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4cm" svg:height="2.344cm" draw:z-index="0"><draw:image xlink:href="Pictures/100002010000044A000001C7E7B1B5B6F1C6B063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2-20T22:47:10.233871991</dc:date>
    <meta:print-date>2016-06-14T19:41:58.082005059</meta:print-date>
    <meta:editing-cycles>96</meta:editing-cycles>
    <meta:editing-duration>P24DT12H24M11S</meta:editing-duration>
    <meta:generator>LibreOffice/5.1.4.2$Linux_X86_64 LibreOffice_project/10m0$Build-2</meta:generator>
    <meta:printed-by>Vladislav Tobias Esner</meta:printed-by>
    <dc:creator>Vladislav Tobias Esner</dc:creator>
    <meta:document-statistic meta:table-count="1" meta:image-count="1" meta:object-count="0" meta:page-count="1" meta:paragraph-count="35" meta:word-count="206" meta:character-count="1511" meta:non-whitespace-character-count="1297"/>
    <meta:user-defined meta:name="Informace 1"/>
    <meta:user-defined meta:name="Informace 2"/>
    <meta:user-defined meta:name="Informace 3"/>
    <meta:user-defined meta:name="Informace 4"/>
  </office:meta>
</office:document-meta>
</file>